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DejaVu Sans Condensed" svg:font-family="'DejaVu Sans Condensed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style:text-underline-style="none"/>
    </style:style>
    <style:style style:name="P2" style:family="paragraph" style:parent-style-name="Standard">
      <style:paragraph-properties fo:margin-left="0in" fo:margin-right="0in" fo:text-align="end" style:justify-single-word="false" fo:text-indent="-0.0075in" style:auto-text-indent="false" style:writing-mode="lr-tb">
        <style:tab-stops/>
      </style:paragraph-properties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>
          <style:tab-stop style:position="6.2575in"/>
        </style:tab-stops>
      </style:paragraph-properties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4pt" style:text-underline-style="none" fo:font-weight="bold" fo:background-color="transparent" style:font-size-asian="14pt" style:font-weight-asian="bold" style:font-size-complex="14pt" style:language-complex="fa" style:country-complex="IR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4pt" style:text-underline-style="none" fo:font-weight="bold" fo:background-color="#ffff00" style:font-size-asian="14pt" style:font-weight-asian="bold" style:font-size-complex="14pt" style:language-complex="fa" style:country-complex="IR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4pt" style:text-underline-style="none" style:font-size-asian="14pt" style:font-size-complex="14pt" style:language-complex="fa" style:country-complex="IR"/>
    </style:style>
    <style:style style:name="P8" style:family="paragraph" style:parent-style-name="Standard">
      <style:paragraph-properties fo:margin-left="0in" fo:margin-right="0in" fo:text-align="end" style:justify-single-word="false" fo:text-indent="-0.0075in" style:auto-text-indent="false" style:writing-mode="lr-tb">
        <style:tab-stops/>
      </style:paragraph-properties>
      <style:text-properties style:font-name="DejaVu Sans" fo:font-size="12pt" style:text-underline-style="none" fo:font-weight="bold" style:font-size-asian="12pt" style:font-weight-asian="bold" style:font-size-complex="12pt" style:language-complex="fa" style:country-complex="IR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>
          <style:tab-stop style:position="6.5598in"/>
        </style:tab-stops>
      </style:paragraph-properties>
      <style:text-properties style:font-name="DejaVu Sans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style:font-name="DejaVu Sans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2pt" style:text-underline-style="none" fo:font-weight="normal" fo:background-color="#b3b3b3" style:font-size-asian="12pt" style:font-weight-asian="normal" style:font-size-complex="12pt" style:language-complex="fa" style:country-complex="IR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DejaVu Sans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fo:color="#000000" style:font-name="DejaVu Sans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-0.0075in" style:auto-text-indent="false" fo:break-before="page" style:writing-mode="lr-tb">
        <style:tab-stops/>
      </style:paragraph-properties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DejaVu Sans" fo:font-size="12pt" style:text-underline-style="none" fo:font-weight="normal" fo:background-color="transparent" style:font-size-asian="12pt" style:font-weight-asian="normal" style:font-size-complex="12pt" style:language-complex="fa" style:country-complex="IR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DejaVu Sans" fo:font-size="14pt" style:text-underline-style="none" fo:font-weight="bold" style:font-size-asian="14pt" style:font-weight-asian="bold" style:font-size-complex="14pt" style:language-complex="fa" style:country-complex="IR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DejaVu Sans" fo:font-size="12pt" style:text-underline-style="none" fo:font-weight="normal" style:font-size-asian="12pt" style:font-weight-asian="normal" style:font-size-complex="12pt" style:language-complex="fa" style:country-complex="IR" style:font-weight-complex="normal"/>
    </style:style>
    <style:style style:name="P21" style:family="paragraph" style:parent-style-name="Standard">
      <style:paragraph-properties fo:margin-left="0in" fo:margin-right="0in" fo:text-indent="-0.0075in" style:auto-text-indent="false"/>
      <style:text-properties style:font-name="ARial"/>
    </style:style>
    <style:style style:name="P22" style:family="paragraph" style:parent-style-name="Standard">
      <style:paragraph-properties fo:margin-left="0in" fo:margin-right="0in" fo:text-align="end" style:justify-single-word="false" fo:text-indent="-0.0075in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-0.0075in" style:auto-text-indent="false">
        <style:tab-stops>
          <style:tab-stop style:position="6.257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ARial" fo:font-size="14pt" style:font-size-asian="14pt" style:font-size-complex="14pt"/>
    </style:style>
    <style:style style:name="P27" style:family="paragraph" style:parent-style-name="Standard">
      <style:paragraph-properties fo:margin-left="0in" fo:margin-right="0in" fo:text-align="end" style:justify-single-word="false" fo:text-indent="-0.0075in" style:auto-text-indent="false"/>
      <style:text-properties style:font-name="ARial" fo:font-weight="bold" style:font-weight-asian="bold" style:font-weight-complex="bold"/>
    </style:style>
    <style:style style:name="P28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ARial"/>
    </style:style>
    <style:style style:name="P29" style:family="paragraph" style:parent-style-name="Standard">
      <style:paragraph-properties fo:margin-left="0in" fo:margin-right="0in" fo:text-align="justify" style:justify-single-word="false" fo:text-indent="-0.0075in" style:auto-text-indent="false">
        <style:tab-stops>
          <style:tab-stop style:position="6.5598in"/>
        </style:tab-stops>
      </style:paragraph-properties>
      <style:text-properties style:font-name="ARial"/>
    </style:style>
    <style:style style:name="P30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ARial" fo:background-color="#b3b3b3"/>
    </style:style>
    <style:style style:name="P31" style:family="paragraph" style:parent-style-name="Standard">
      <style:paragraph-properties fo:margin-left="0in" fo:margin-right="0in" fo:text-align="justify" style:justify-single-word="false" fo:text-indent="-0.0075in" style:auto-text-indent="false"/>
    </style:style>
    <style:style style:name="P32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fo:color="#000000" style:font-name="ARial"/>
    </style:style>
    <style:style style:name="P33" style:family="paragraph" style:parent-style-name="Standard">
      <style:paragraph-properties fo:margin-left="0in" fo:margin-right="0in" fo:text-align="start" style:justify-single-word="false" fo:text-indent="-0.0075in" style:auto-text-indent="false"/>
    </style:style>
    <style:style style:name="P34" style:family="paragraph" style:parent-style-name="Standard">
      <style:paragraph-properties fo:margin-left="0in" fo:margin-right="0in" fo:text-align="justify" style:justify-single-word="false" fo:text-indent="-0.0075in" style:auto-text-indent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 style:master-page-name="Standard">
      <style:paragraph-properties fo:text-align="justify" style:justify-single-word="false" style:page-number="auto"/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fo:color="#000000" fo:background-color="transparent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DejaVu Sans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background-color="transparen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ARial" fo:font-size="14pt" fo:font-weight="bold" fo:background-color="transparent" style:font-size-asian="14pt" style:font-weight-asian="bold" style:font-size-complex="14pt" style:font-weight-complex="bold"/>
    </style:style>
    <style:style style:name="T12" style:family="text">
      <style:text-properties style:font-name="ARial" fo:background-color="transparent"/>
    </style:style>
    <style:style style:name="T13" style:family="text"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8"/>
      <text:p text:style-name="P18"/>
      <text:p text:style-name="P22">Table of Contents</text:p>
      <text:p text:style-name="P26"/>
      <text:p text:style-name="P27">PAGE</text:p>
      <text:p text:style-name="P23"/>
      <text:p text:style-name="P23">Figures…………………………………………………………………………………..I</text:p>
      <text:p text:style-name="P23"/>
      <text:p text:style-name="P23">Tables…………………………………………………………………………………...II</text:p>
      <text:p text:style-name="P23"/>
      <text:p text:style-name="P23">I want to hear you..............................................................................................III</text:p>
      <text:p text:style-name="P26"/>
      <text:p text:style-name="P23">Acknowledgments.............................................................................................IV</text:p>
      <text:p text:style-name="P23"/>
      <text:p text:style-name="P23">Preface................................................................................................................V</text:p>
      <text:p text:style-name="P23"/>
      <text:p text:style-name="P23">References.........................................................................................................VI</text:p>
      <text:p text:style-name="P23"/>
      <text:p text:style-name="P23">Chapter 1</text:p>
      <text:p text:style-name="P23">Getting Started</text:p>
      <text:p text:style-name="P28">1.1 <text:s text:c="5"/>Summary.....................................................................................................................1-2</text:p>
      <text:p text:style-name="P23"><text:line-break/>Chapter 2</text:p>
      <text:p text:style-name="P23">Introduction to TCP/IP Networking</text:p>
      <text:p text:style-name="P21"><text:tab/>2.1 <text:s text:c="5"/>The TCP/IP Protocol Architecture................................................................................2-1</text:p>
      <text:p text:style-name="P28">2.2 <text:s text:c="5"/>The Internet Protocol version 4 (IPv4).........................................................................2-2</text:p>
      <text:p text:style-name="P28">2.3 <text:s text:c="5"/>The Internet Protocol version 6 (IPv6).........................................................................2-3</text:p>
      <text:p text:style-name="P28"><text:tab/>2.4 <text:s text:c="5"/>The Transmission Control Protocol (TCP)...................................................................2-4</text:p>
      <text:p text:style-name="P28"><text:tab/>2.5 <text:s text:c="5"/>The User Datagram Protocol (UDP)............................................................................2-6</text:p>
      <text:p text:style-name="P28"><text:tab/>2.6 <text:s text:c="5"/>The Internet Control Message Protocol version 4 (ICMPv4).......................................2-6</text:p>
      <text:p text:style-name="P21">2.6.1 <text:s text:c="8"/>Echo (Request) and Echo Reply (8 – 0)................................................................2-7</text:p>
      <text:p text:style-name="P28">2.6.2 <text:s text:c="8"/>Destination Unreachable (3)..................................................................................2-8</text:p>
      <text:p text:style-name="P21">2.6.3 <text:s text:c="8"/>Source Quench (4).................................................................................................2-8</text:p>
      <text:p text:style-name="P21">2.6.4 <text:s text:c="8"/>Redirect (5)............................................................................................................2-9</text:p>
      <text:p text:style-name="P28">2.6.5 <text:s text:c="8"/>Time Exceeded (11)..............................................................................................2-9</text:p>
      <text:p text:style-name="P28">2.6.6 <text:s text:c="8"/>Parameter Problem (12)......................................................................................2-10</text:p>
      <text:p text:style-name="P28">2.6.7 <text:s text:c="8"/>Timestamp (Request) and Timestamp Reply (13 – 14).......................................2-10</text:p>
      <text:p text:style-name="P29">2.6.8 <text:s text:c="8"/>Information Request and Information Reply (15 – 16).........................................2-11</text:p>
      <text:p text:style-name="P18">2.7 <text:s text:c="5"/>The Internet Control Message Protocol version 6 (ICMPv6).....................................2-12</text:p>
      <text:p text:style-name="P18">2.7.1 <text:s text:c="8"/>Echo Request and Echo Reply (128 – 129)........................................................2-13</text:p>
      <text:p text:style-name="P28">2.7.2 <text:s text:c="8"/>Destination Unreachable (1)................................................................................2-13</text:p>
      <text:p text:style-name="P28">2.7.3 <text:s text:c="8"/>Packet Too Big (2)...............................................................................................2-13</text:p>
      <text:p text:style-name="P28">2.7.4 <text:s text:c="8"/>Time Exceeded (3)..............................................................................................2-14</text:p>
      <text:p text:style-name="P28">2.7.5 <text:s text:c="8"/>Parameter Problem (4)........................................................................................2-14</text:p>
      <text:p text:style-name="P18">2.8 <text:s text:c="5"/>Summary...................................................................................................................2-16</text:p>
      <text:p text:style-name="P23"/>
      <text:p text:style-name="P23"><text:soft-page-break/>Chapter 3</text:p>
      <text:p text:style-name="P23">Installation &amp; Basic Configurations</text:p>
      <text:p text:style-name="P28"><text:tab/>3.1 <text:s text:c="5"/>IPtables' Configuration and Installation........................................................................3-1</text:p>
      <text:p text:style-name="P28">3.1.1 <text:s text:c="8"/>Probing of Kernel Modules.....................................................................................3-1</text:p>
      <text:p text:style-name="P28">3.1.2 <text:s text:c="8"/>Compiling and Installing IPtables 1.4.1..................................................................3-1</text:p>
      <text:p text:style-name="P28"><text:tab/>3.2 <text:s text:c="5"/>Overview of IPtables' Executables...............................................................................3-2</text:p>
      <text:p text:style-name="P28">3.3 <text:s text:c="5"/>Summary......................................................................................................................3-4</text:p>
      <text:p text:style-name="P30"/>
      <text:p text:style-name="P23">Chapter 4</text:p>
      <text:p text:style-name="P23">Firewall</text:p>
      <text:p text:style-name="P31"><text:span text:style-name="T10"><text:tab/></text:span><text:span text:style-name="T4">4.1 <text:s text:c="5"/>Firewall Technologies..................................................................................................4-1</text:span></text:p>
      <text:p text:style-name="P32"><text:tab/>4.2 <text:s text:c="5"/>Different Types of Firewalls.........................................................................................4-2</text:p>
      <text:p text:style-name="P32"><text:tab/>4.3 <text:s text:c="5"/>DMZ (Demilitarized Zone)............................................................................................4-3</text:p>
      <text:p text:style-name="P32">4.4 <text:s text:c="5"/>Summary......................................................................................................................4-5</text:p>
      <text:p text:style-name="P23"/>
      <text:p text:style-name="P23">Chapter 5</text:p>
      <text:p text:style-name="P23">Network Address Translation</text:p>
      <text:p text:style-name="P31"><text:span text:style-name="T9"><text:tab/>5.1</text:span><text:span text:style-name="T4"> <text:s text:c="5"/></text:span><text:span text:style-name="T9">Different Types of NAT................................................................................................5-2</text:span></text:p>
      <text:p text:style-name="P31"><text:span text:style-name="T9"><text:tab/>5.2</text:span><text:span text:style-name="T4"> <text:s text:c="5"/></text:span><text:span text:style-name="T9">NAT in IPtables............................................................................................................5-3</text:span></text:p>
      <text:p text:style-name="P31"><text:span text:style-name="T4">5.3 <text:s text:c="5"/></text:span><text:span text:style-name="T9">Summary......................................................................................................................5-4</text:span></text:p>
      <text:p text:style-name="P23"/>
      <text:p text:style-name="P23">Chapter 6</text:p>
      <text:p text:style-name="P23">Connection Tracking</text:p>
      <text:p text:style-name="P31"><text:span text:style-name="T9"><text:tab/>6.1</text:span><text:span text:style-name="T4"> <text:s text:c="5"/>Introduction to Connection Tracking.......</text:span><text:span text:style-name="T9">.....................................................................6-1</text:span></text:p>
      <text:p text:style-name="P31"><text:span text:style-name="T9"><text:tab/>6.2</text:span><text:span text:style-name="T4"> <text:s text:c="5"/>Connection Tracking, NAT &amp; Filtering......</text:span><text:span text:style-name="T9">...................................................................6-1</text:span></text:p>
      <text:p text:style-name="P31"><text:span text:style-name="T4">6.3 <text:s text:c="5"/></text:span><text:span text:style-name="T9">Summary......................................................................................................................6-3</text:span></text:p>
      <text:p text:style-name="P23"/>
      <text:p text:style-name="P23">Chapter 7</text:p>
      <text:p text:style-name="P19">Tables &amp; Chains</text:p>
      <text:p text:style-name="P31"><text:span text:style-name="T9"><text:tab/>7.1</text:span><text:span text:style-name="T4"> <text:s text:c="5"/>Hooks.....................................................</text:span><text:span text:style-name="T9">......................................................................7-1</text:span></text:p>
      <text:p text:style-name="P31"><text:span text:style-name="T9"><text:tab/>7.2</text:span><text:span text:style-name="T4"> <text:s text:c="5"/>Tables.....................................................</text:span><text:span text:style-name="T9">.....................................................................7-1</text:span></text:p>
      <text:p text:style-name="P31"><text:span text:style-name="T9"><text:tab/>7.3</text:span><text:span text:style-name="T4"> <text:s text:c="5"/>Chains....................................................</text:span><text:span text:style-name="T9">......................................................................7-2</text:span></text:p>
      <text:p text:style-name="P31"><text:span text:style-name="T9"><text:tab/>7.4</text:span><text:span text:style-name="T4"> <text:s text:c="5"/>Commands.............................................</text:span><text:span text:style-name="T9">.....................................................................7-2</text:span></text:p>
      <text:p text:style-name="P28">7.4.1 <text:s text:c="8"/>Choosing the Table................................................................................................7-2</text:p>
      <text:p text:style-name="P28">7.4.2 <text:s text:c="8"/>Chains....................................................................................................................7-3</text:p>
      <text:p text:style-name="P31"><text:span text:style-name="T4">7.5 <text:s text:c="5"/></text:span><text:span text:style-name="T9">Summary......................................................................................................................7-5</text:span></text:p>
      <text:p text:style-name="P19"/>
      <text:p text:style-name="P23">Chapter 8</text:p>
      <text:p text:style-name="P23">Matches</text:p>
      <text:p text:style-name="P31"><text:span text:style-name="T4">8.1 <text:s text:c="5"/>Matches..................................................</text:span><text:span text:style-name="T9">.....................................................................8-1</text:span></text:p>
      <text:p text:style-name="P31"><text:span text:style-name="T4">8.2 <text:s text:c="5"/>Built-in Matches (Matches)....</text:span><text:span text:style-name="T9">......................................................................................8-1</text:span></text:p>
      <text:p text:style-name="P31"><text:span text:style-name="T4">8.3 <text:s text:c="5"/></text:span><text:span text:style-name="T9">Summary.....................................................................................................................8-3</text:span></text:p>
      <text:p text:style-name="P19"/>
      <text:p text:style-name="P19"/>
      <text:p text:style-name="P19">Chapter 9</text:p>
      <text:p text:style-name="P23">Targets &amp; Jumps</text:p>
      <text:p text:style-name="P31"><text:span text:style-name="T4">9.1 <text:s text:c="5"/>Targets &amp; Jumps......................................</text:span><text:span text:style-name="T9">....................................................................9-1</text:span></text:p>
      <text:p text:style-name="P31"><text:soft-page-break/><text:span text:style-name="T4">9.2 <text:s text:c="5"/>The Commands.....................</text:span><text:span text:style-name="T9">......................................................................................9-1</text:span></text:p>
      <text:p text:style-name="P31"><text:span text:style-name="T4">9.3 <text:s text:c="5"/></text:span><text:span text:style-name="T9">Summary.....................................................................................................................9-3</text:span></text:p>
      <text:p text:style-name="P23"/>
      <text:p text:style-name="P23">Chapter 10</text:p>
      <text:p text:style-name="P23">Extensions</text:p>
      <text:p text:style-name="P31"><text:span text:style-name="T4">10.1 <text:s text:c="5"/>The Extensions.......................................</text:span><text:span text:style-name="T9">.................................................................10-1</text:span></text:p>
      <text:p text:style-name="P31"><text:span text:style-name="T4">10.2 <text:s text:c="5"/>Extension Types.....................................</text:span><text:span text:style-name="T9">.................................................................10-1</text:span></text:p>
      <text:p text:style-name="P31"><text:span text:style-name="T4">10.3 <text:s text:c="5"/>The Match Extensions............................</text:span><text:span text:style-name="T9">.................................................................10-1</text:span></text:p>
      <text:p text:style-name="P21">10.3.1 <text:s text:c="8"/>addrtype [IPv4]...................................................................................................10-2</text:p>
      <text:p text:style-name="P21">10.3.2 <text:s text:c="8"/>ah [IPv4, IPv6]....................................................................................................10-3</text:p>
      <text:p text:style-name="P21">10.3.3 <text:s text:c="8"/>comment [IPv4]..................................................................................................10-3</text:p>
      <text:p text:style-name="P21">10.3.4 <text:s text:c="8"/>connbytes [IPv4]................................................................................................10-4</text:p>
      <text:p text:style-name="P21">10.3.5 <text:s text:c="8"/>connlimit [IPv4]..................................................................................................10-4</text:p>
      <text:p text:style-name="P21">10.3.6 <text:s text:c="8"/>connmark [IPv4].................................................................................................10-4</text:p>
      <text:p text:style-name="P21">10.3.7 <text:s text:c="8"/>conntrack [IPv4].................................................................................................10-5</text:p>
      <text:p text:style-name="P21">10.3.8 <text:s text:c="8"/>dccp [IPv4].........................................................................................................10-5</text:p>
      <text:p text:style-name="P21">10.3.9 <text:s text:c="8"/>dscp [IPv4].........................................................................................................10-6</text:p>
      <text:p text:style-name="P21">10.3.10 <text:s text:c="6"/>dst [IPv6]............................................................................................................10-6</text:p>
      <text:p text:style-name="P21">10.3.11 <text:s text:c="6"/>ecn [IPv4]...........................................................................................................10-7</text:p>
      <text:p text:style-name="P21">10.3.12 <text:s text:c="6"/>esp [IPv4, IPv6]..................................................................................................10-7</text:p>
      <text:p text:style-name="P21">10.3.13 <text:s text:c="6"/>eui64 [IPv6]........................................................................................................10-8</text:p>
      <text:p text:style-name="P21">10.3.14 <text:s text:c="6"/>frag [IPv6]...........................................................................................................10-8</text:p>
      <text:p text:style-name="P21">10.3.15 <text:s text:c="6"/>hashlimit [IPv4]...................................................................................................10-8</text:p>
      <text:p text:style-name="P21">10.3.16 <text:s text:c="6"/>hbh [IPv6]...........................................................................................................10-9</text:p>
      <text:p text:style-name="P21">10.3.17 <text:s text:c="6"/>helper [IPv4].......................................................................................................10-9</text:p>
      <text:p text:style-name="P21">10.3.18 <text:s text:c="6"/>hl [IPv6]............................................................................................................10-10</text:p>
      <text:p text:style-name="P21">10.3.19 <text:s text:c="6"/>icmp [IPv4].......................................................................................................10-10</text:p>
      <text:p text:style-name="P21">10.3.20 <text:s text:c="6"/>icmp6 [IPv6].....................................................................................................10-10</text:p>
      <text:p text:style-name="P21">10.3.21 <text:s text:c="6"/>iprange [IPv4]...................................................................................................10-11</text:p>
      <text:p text:style-name="P21">10.3.22 <text:s text:c="6"/>ipv4options [IPv4].............................................................................................10-11</text:p>
      <text:p text:style-name="P21">10.3.23 <text:s text:c="6"/>ipv6header [IPv6].............................................................................................10-12</text:p>
      <text:p text:style-name="P21">10.3.24 <text:s text:c="6"/>length [IPv4, IPv6]……….................................................................................10-12</text:p>
      <text:p text:style-name="P21">10.3.25 <text:s text:c="6"/>limit [IPv4, IPv6]...............................................................................................10-12</text:p>
      <text:p text:style-name="P21">10.3.26 <text:s text:c="6"/>mac [IPv4, IPv6]...............................................................................................10-13</text:p>
      <text:p text:style-name="P21">10.3.27 <text:s text:c="6"/>mark [IPv4, IPv6]..............................................................................................10-13</text:p>
      <text:p text:style-name="P21">10.3.28 <text:s text:c="6"/>mh [IPv6]..........................................................................................................10-13</text:p>
      <text:p text:style-name="P21">10.3.29 <text:s text:c="6"/>multiport [IPv4, IPv6]........................................................................................10-13</text:p>
      <text:p text:style-name="P21">10.3.30 <text:s text:c="6"/>owner [IPv4, IPv6]............................................................................................10-14</text:p>
      <text:p text:style-name="P21">10.3.31 <text:s text:c="6"/>physdev [IPv4, IPv6]........................................................................................10-14</text:p>
      <text:p text:style-name="P21">10.3.32 <text:s text:c="6"/>pkttype [IPv4]...................................................................................................10-15</text:p>
      <text:p text:style-name="P21">10.3.33 <text:s text:c="6"/>policy [IPv4, IPv6]............................................................................................10-15</text:p>
      <text:p text:style-name="P21">10.3.34 <text:s text:c="6"/>quota [IPv4]………….......................................................................................10-16</text:p>
      <text:p text:style-name="P21">10.3.35 <text:s text:c="6"/>rateest [IPv4]..……….......................................................................................10-16</text:p>
      <text:p text:style-name="P21">10.3.36 <text:s text:c="6"/>realm [IPv4]………….......................................................................................10-17</text:p>
      <text:p text:style-name="P21">10.3.37 <text:s text:c="6"/>recent [IPv4]……...….......................................................................................10-17</text:p>
      <text:p text:style-name="P21">10.3.38 <text:s text:c="6"/>rt [IPv6]……………….......................................................................................10-18</text:p>
      <text:p text:style-name="P21">10.3.39 <text:s text:c="6"/>sctp [IPv4]……...…….......................................................................................10-19</text:p>
      <text:p text:style-name="P21">10.3.40 <text:s text:c="6"/>set [IPv4]…………............................................................................................10-19</text:p>
      <text:p text:style-name="P21">10.3.41 <text:s text:c="6"/>state [IPv4]………….........................................................................................10-20</text:p>
      <text:p text:style-name="P21">10.3.42 <text:s text:c="6"/>statistic [IPv4]…………....................................................................................10-20</text:p>
      <text:p text:style-name="P21"><text:soft-page-break/>10.3.43 <text:s text:c="6"/>string [IPv4]…………........................................................................................10-20</text:p>
      <text:p text:style-name="P21">10.3.44 <text:s text:c="6"/>tcp [IPv4, IPv6]..……........................................................................................10-21</text:p>
      <text:p text:style-name="P21">10.3.45 <text:s text:c="6"/>tcpmss [IPv4]……….........................................................................................10-21</text:p>
      <text:p text:style-name="P21">10.3.46 <text:s text:c="6"/>time [IPv4]…..………........................................................................................10-22</text:p>
      <text:p text:style-name="P21">10.3.47 <text:s text:c="6"/>tos [IPv4]……………........................................................................................10-22</text:p>
      <text:p text:style-name="P21">10.3.48 <text:s text:c="6"/>ttl [IPv4]…………..…........................................................................................10-22</text:p>
      <text:p text:style-name="P21">10.3.49 <text:s text:c="6"/>u32 [IPv4]…..………........................................................................................10-23</text:p>
      <text:p text:style-name="P21">10.3.50 <text:s text:c="6"/>udp [IPv4, IPv6]……........................................................................................10-23</text:p>
      <text:p text:style-name="P21">10.3.51 <text:s text:c="6"/>unclean [IPv4]...……........................................................................................10-23</text:p>
      <text:p text:style-name="P31"><text:span text:style-name="T4">10.4 <text:s text:c="5"/>The Target Extensions............................</text:span><text:span text:style-name="T9">...............................................................10-23</text:span></text:p>
      <text:p text:style-name="P21">10.4.1 <text:s text:c="8"/>CLASSIFY [IPv4]...……...................................................................................10-24</text:p>
      <text:p text:style-name="P21">10.4.2 <text:s text:c="8"/>CLUSTERIP [IPv4]...…...................................................................................10-24</text:p>
      <text:p text:style-name="P21">10.4.3 <text:s text:c="8"/>CONNMARK [IPv4]...…...................................................................................10-25</text:p>
      <text:p text:style-name="P21">10.4.4 <text:s text:c="8"/>CONNSECMARK [IPv4]...……........................................................................10-25</text:p>
      <text:p text:style-name="P21">10.4.5 <text:s text:c="8"/>DNAT [IPv4]...……...........................................................................................10-25</text:p>
      <text:p text:style-name="P21">10.4.6 <text:s text:c="8"/>DSCP [IPv4]...…..............................................................................................10-26</text:p>
      <text:p text:style-name="P21">10.4.7 <text:s text:c="8"/>ECN [IPv4]...…….............................................................................................10-26</text:p>
      <text:p text:style-name="P21">10.4.8 <text:s text:c="8"/>IPV4OPTSSTRIP [IPv4]...……........................................................................10-27</text:p>
      <text:p text:style-name="P21">10.4.9 <text:s text:c="8"/>HL [IPv6]...……................................................................................................10-27</text:p>
      <text:p text:style-name="P21">10.4.10 <text:s text:c="6"/>LOG [IPv4, IPv6]………....……........................................................................10-27</text:p>
      <text:p text:style-name="P21">10.4.11 <text:s text:c="6"/>MARK [IPv4, IPv6]…….....……........................................................................10-28</text:p>
      <text:p text:style-name="P21">10.4.12 <text:s text:c="6"/>MASQUERADE [IPv4]…..……........................................................................10-28</text:p>
      <text:p text:style-name="P21">10.4.13 <text:s text:c="6"/>MIRROR [IPv4]…………...……........................................................................10-29</text:p>
      <text:p text:style-name="P21">10.4.14 <text:s text:c="6"/>NETMAP [IPv4]…..……...................................................................................10-29</text:p>
      <text:p text:style-name="P21">10.4.15 <text:s text:c="6"/>NFQUEUE [IPv4, IPv6]………………..............................................................10-29</text:p>
      <text:p text:style-name="P21">10.4.16 <text:s text:c="6"/>NOTRACK [IPv4, IPv6].....……........................................................................10-30</text:p>
      <text:p text:style-name="P21">10.4.17 <text:s text:c="6"/>RATEEST [IPv4]………….……........................................................................10-30</text:p>
      <text:p text:style-name="P21">10.4.18 <text:s text:c="6"/>REDIRECT [IPv4]…..…………........................................................................10-30</text:p>
      <text:p text:style-name="P21">10.4.19 <text:s text:c="6"/>REJECT [IPv4, IPv6]…..……...........................................................................10-31</text:p>
      <text:p text:style-name="P21">10.4.20 <text:s text:c="6"/>ROUTE [IPv4, IPv6]…..……............................................................................10-31</text:p>
      <text:p text:style-name="P21">10.4.21 <text:s text:c="6"/>SAME [IPv4]……….…..……............................................................................10-31</text:p>
      <text:p text:style-name="P21">10.4.22 <text:s text:c="6"/>SECMARK [IPv4, IPv6]…..…….......................................................................10-32</text:p>
      <text:p text:style-name="P21">10.4.23 <text:s text:c="6"/>SET [IPv4, IPv6]…..……..................................................................................10-32</text:p>
      <text:p text:style-name="P21">10.4.24 <text:s text:c="6"/>SNAT [IPv4, IPv6]…..……...............................................................................10-32</text:p>
      <text:p text:style-name="P21">10.4.25 <text:s text:c="6"/>TARPIT [IPv4]…..…….....................................................................................10-33</text:p>
      <text:p text:style-name="P21">10.4.26 <text:s text:c="6"/>TCPMSS [IPv4]…..….......................................................................................10-33</text:p>
      <text:p text:style-name="P21">10.4.27 <text:s text:c="6"/>TCPOPTSTRIP [IPv4]…..…….........................................................................10-34</text:p>
      <text:p text:style-name="P21">10.4.28 <text:s text:c="6"/>TOS [IPv4]…..……...........................................................................................10-34</text:p>
      <text:p text:style-name="P21">10.4.29 <text:s text:c="6"/>TRACE [IPv4, IPv6]……..................................................................................10-34</text:p>
      <text:p text:style-name="P21">10.4.30 <text:s text:c="6"/>TTL [IPv4]…..……............................................................................................10-35</text:p>
      <text:p text:style-name="P21">10.4.31 <text:s text:c="6"/>ULOG [IPv4]…..……........................................................................................10-35</text:p>
      <text:p text:style-name="P31"><text:span text:style-name="T4">10.5 <text:s text:c="5"/>Summary……………...............................</text:span><text:span text:style-name="T9">...............................................................10-36</text:span></text:p>
      <text:p text:style-name="P34">Chapter 11</text:p>
      <text:p text:style-name="P23">Rules</text:p>
      <text:p text:style-name="P33"><text:span text:style-name="T4">11.1 <text:s text:c="5"/></text:span><text:span text:style-name="T6">What are those rules?</text:span><text:span text:style-name="T4">........................................</text:span><text:span text:style-name="T9">.................................................11-1</text:span></text:p>
      <text:p text:style-name="P31"><text:span text:style-name="T4">11.2 <text:s text:c="5"/>Examples............................</text:span><text:span text:style-name="T9">.....................................................................................11-2</text:span></text:p>
      <text:p text:style-name="P31"><text:span text:style-name="T5">11.3 <text:s text:c="5"/></text:span><text:span text:style-name="T13">Summary..................................................................................................................11-3</text:span></text:p>
      <text:p text:style-name="P23"/>
      <text:p text:style-name="P23">Chapter 12</text:p>
      <text:p text:style-name="P23">IPtables in Action</text:p>
      <text:p text:style-name="P23"/>
      <text:p text:style-name="P23"/>
      <text:p text:style-name="P23">Chapter 13</text:p>
      <text:p text:style-name="P23">Saving &amp; Restoring Rule-sets</text:p>
      <text:p text:style-name="P23"/>
      <text:p text:style-name="P23"/>
      <text:p text:style-name="P23">Chapter 14</text:p>
      <text:p text:style-name="P23">Writing Firewall Scripts</text:p>
      <text:p text:style-name="P23"/>
      <text:p text:style-name="P23"/>
      <text:p text:style-name="P23">Chapter 15</text:p>
      <text:p text:style-name="P23">Real World Examples</text:p>
      <text:p text:style-name="P23"/>
      <text:p text:style-name="P23"/>
      <text:p text:style-name="P23">Chapter 16</text:p>
      <text:p text:style-name="P23">GUI for IPtables?!</text:p>
      <text:p text:style-name="P23"/>
      <text:p text:style-name="P23"/>
      <text:p text:style-name="P23">Chapter 17</text:p>
      <text:p text:style-name="P23">IPtables Interactivity (with other firewalls)!</text:p>
      <text:p text:style-name="P23"/>
      <text:p text:style-name="P23"/>
      <text:p text:style-name="P23">Chapter 18</text:p>
      <text:p text:style-name="P19">Netfilter Hacking</text:p>
      <text:p text:style-name="P23"/>
      <text:p text:style-name="P19">Appendix A</text:p>
      <text:p text:style-name="P19">Commands Reference</text:p>
      <text:p text:style-name="P19"/>
      <text:p text:style-name="P19"/>
      <text:p text:style-name="P23">Appendix B</text:p>
      <text:p text:style-name="P23">Troubleshooting &amp; Common Issues</text:p>
      <text:p text:style-name="P24"><text:tab/></text:p>
      <text:p text:style-name="P23"/>
      <text:p text:style-name="P23"/>
      <text:p text:style-name="P25">Appendix C</text:p>
      <text:p text:style-name="P25"><text:soft-page-break/>Distribution Specific Issues</text:p>
      <text:p text:style-name="P25"/>
      <text:p text:style-name="P25"/>
      <text:p text:style-name="P23">Appendix D</text:p>
      <text:p text:style-name="P20"><text:span text:style-name="T11">IPtables' configuration options</text:span><text:span text:style-name="T12">.............................................................................D-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/>
    <style:font-face style:name="DejaVu Sans Condensed" svg:font-family="'DejaVu Sans Condensed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oot</meta:initial-creator>
    <meta:creation-date>2008-06-16T16:46:20</meta:creation-date>
    <dc:date>2010-02-18T08:17:00</dc:date>
    <dc:language>en-US</dc:language>
    <meta:editing-cycles>203</meta:editing-cycles>
    <meta:editing-duration>PT05H22M59S</meta:editing-duration>
    <meta:document-statistic meta:table-count="0" meta:image-count="0" meta:object-count="0" meta:page-count="6" meta:paragraph-count="193" meta:word-count="630" meta:character-count="19073"/>
    <dc:creator>Mostafa Moradian</dc:creator>
    <meta:user-defined meta:name="Info 1"/>
    <meta:user-defined meta:name="Info 2"/>
    <meta:user-defined meta:name="Info 3"/>
    <meta:user-defined meta:name="Info 4"/>
  </office:meta>
</office:document-meta>
</file>